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d04" officeooo:paragraph-rsid="00105d04"/>
    </style:style>
    <style:style style:name="P2" style:family="paragraph" style:parent-style-name="Standard">
      <style:paragraph-properties fo:text-align="justify" style:justify-single-word="false"/>
      <style:text-properties officeooo:rsid="00105d04" officeooo:paragraph-rsid="001cfd96"/>
    </style:style>
    <style:style style:name="P3" style:family="paragraph" style:parent-style-name="Standard">
      <style:paragraph-properties fo:text-align="justify" style:justify-single-word="false"/>
      <style:text-properties officeooo:rsid="00126779" officeooo:paragraph-rsid="00126779"/>
    </style:style>
    <style:style style:name="P4" style:family="paragraph" style:parent-style-name="Standard">
      <style:paragraph-properties fo:text-align="justify" style:justify-single-word="false"/>
      <style:text-properties officeooo:rsid="00126779" officeooo:paragraph-rsid="0016d097"/>
    </style:style>
    <style:style style:name="P5" style:family="paragraph" style:parent-style-name="Standard">
      <style:paragraph-properties fo:text-align="justify" style:justify-single-word="false"/>
      <style:text-properties officeooo:rsid="00128b45" officeooo:paragraph-rsid="00128b45"/>
    </style:style>
    <style:style style:name="P6" style:family="paragraph" style:parent-style-name="Standard">
      <style:paragraph-properties fo:text-align="justify" style:justify-single-word="false"/>
      <style:text-properties officeooo:rsid="00128b45" officeooo:paragraph-rsid="001f6857"/>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3a348" officeooo:paragraph-rsid="0013a348"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3a348" officeooo:paragraph-rsid="00264b29" style:font-weight-asian="bold" style:font-weight-complex="bold"/>
    </style:style>
    <style:style style:name="P9" style:family="paragraph" style:parent-style-name="Standard">
      <style:paragraph-properties fo:text-align="justify" style:justify-single-word="false"/>
      <style:text-properties style:text-underline-style="none" fo:font-weight="normal" officeooo:rsid="0013a348" officeooo:paragraph-rsid="0013a348" style:font-weight-asian="normal" style:font-weight-complex="normal"/>
    </style:style>
    <style:style style:name="P10" style:family="paragraph" style:parent-style-name="Standard">
      <style:paragraph-properties fo:text-align="justify" style:justify-single-word="false"/>
      <style:text-properties style:text-underline-style="none" fo:font-weight="normal" officeooo:rsid="00264b29" officeooo:paragraph-rsid="00264b29" style:font-weight-asian="normal" style:font-weight-complex="normal"/>
    </style:style>
    <style:style style:name="P11" style:family="paragraph" style:parent-style-name="Standard">
      <style:paragraph-properties fo:text-align="justify" style:justify-single-word="false"/>
      <style:text-properties officeooo:rsid="0016dd14" officeooo:paragraph-rsid="0016dd14"/>
    </style:style>
    <style:style style:name="P12" style:family="paragraph" style:parent-style-name="Standard">
      <style:paragraph-properties fo:text-align="justify" style:justify-single-word="false"/>
      <style:text-properties officeooo:rsid="0018c525" officeooo:paragraph-rsid="0018c525"/>
    </style:style>
    <style:style style:name="P13" style:family="paragraph" style:parent-style-name="Standard">
      <style:paragraph-properties fo:text-align="justify" style:justify-single-word="false"/>
      <style:text-properties officeooo:rsid="0019cba6" officeooo:paragraph-rsid="001b9c36"/>
    </style:style>
    <style:style style:name="P14" style:family="paragraph" style:parent-style-name="Standard">
      <style:paragraph-properties fo:text-align="justify" style:justify-single-word="false"/>
      <style:text-properties officeooo:rsid="001db340" officeooo:paragraph-rsid="001db340"/>
    </style:style>
    <style:style style:name="P15" style:family="paragraph" style:parent-style-name="Standard">
      <style:paragraph-properties fo:text-align="justify" style:justify-single-word="false"/>
      <style:text-properties fo:font-style="italic" style:text-underline-style="none" fo:font-weight="normal" officeooo:rsid="00261879" officeooo:paragraph-rsid="00261879"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normal" officeooo:rsid="002429ac" officeooo:paragraph-rsid="002429ac"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normal" style:text-underline-style="solid" style:text-underline-width="auto" style:text-underline-color="font-color" officeooo:rsid="001fe694" officeooo:paragraph-rsid="001fe694" style:font-style-asian="normal" style:font-style-complex="normal"/>
    </style:style>
    <style:style style:name="P18" style:family="paragraph" style:parent-style-name="Standard">
      <style:paragraph-properties fo:text-align="justify" style:justify-single-word="false"/>
      <style:text-properties fo:font-style="normal" style:text-underline-style="solid" style:text-underline-width="auto" style:text-underline-color="font-color" officeooo:rsid="001fe694" officeooo:paragraph-rsid="0023d8bb" style:font-style-asian="normal" style:font-style-complex="normal"/>
    </style:style>
    <style:style style:name="P1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fe694" officeooo:paragraph-rsid="001fe694" style:font-style-asian="normal" style:font-weight-asian="bold" style:font-style-complex="normal" style:font-weight-complex="bold"/>
    </style:style>
    <style:style style:name="P2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fe694" officeooo:paragraph-rsid="0023d8bb"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fe694" officeooo:paragraph-rsid="002429ac"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fe694" officeooo:paragraph-rsid="00261879"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style:text-underline-style="none" officeooo:rsid="001fe694" officeooo:paragraph-rsid="001fe694" style:font-style-asian="normal" style:font-style-complex="normal"/>
    </style:style>
    <style:style style:name="P24" style:family="paragraph" style:parent-style-name="Standard">
      <style:paragraph-properties fo:text-align="justify" style:justify-single-word="false"/>
      <style:text-properties fo:font-style="normal" style:text-underline-style="none" officeooo:rsid="002066cf" officeooo:paragraph-rsid="002066cf" style:font-style-asian="normal" style:font-style-complex="normal"/>
    </style:style>
    <style:style style:name="P25" style:family="paragraph" style:parent-style-name="Standard">
      <style:paragraph-properties fo:text-align="justify" style:justify-single-word="false"/>
      <style:text-properties fo:font-style="normal" style:text-underline-style="none" officeooo:rsid="0020bdc3" officeooo:paragraph-rsid="0020bdc3" style:font-style-asian="normal" style:font-style-complex="normal"/>
    </style:style>
    <style:style style:name="P26" style:family="paragraph" style:parent-style-name="Standard">
      <style:paragraph-properties fo:text-align="justify" style:justify-single-word="false"/>
      <style:text-properties fo:font-style="normal" style:text-underline-style="none" officeooo:rsid="0023d8bb" officeooo:paragraph-rsid="0023d8bb" style:font-style-asian="normal" style:font-style-complex="normal"/>
    </style:style>
    <style:style style:name="P27" style:family="paragraph" style:parent-style-name="Standard">
      <style:paragraph-properties fo:text-align="justify" style:justify-single-word="false"/>
      <style:text-properties fo:font-style="normal" style:text-underline-style="none" officeooo:rsid="002429ac" officeooo:paragraph-rsid="002429ac" style:font-style-asian="normal" style:font-style-complex="normal"/>
    </style:style>
    <style:style style:name="T1" style:family="text">
      <style:text-properties officeooo:rsid="0010afcb"/>
    </style:style>
    <style:style style:name="T2" style:family="text">
      <style:text-properties officeooo:rsid="00153be2"/>
    </style:style>
    <style:style style:name="T3" style:family="text">
      <style:text-properties officeooo:rsid="00166021"/>
    </style:style>
    <style:style style:name="T4" style:family="text">
      <style:text-properties officeooo:rsid="001b9c36"/>
    </style:style>
    <style:style style:name="T5" style:family="text">
      <style:text-properties officeooo:rsid="001f6857"/>
    </style:style>
    <style:style style:name="T6" style:family="text">
      <style:text-properties officeooo:rsid="00227c8e"/>
    </style:style>
    <style:style style:name="T7" style:family="text">
      <style:text-properties officeooo:rsid="0023d8bb"/>
    </style:style>
    <style:style style:name="T8" style:family="text">
      <style:text-properties officeooo:rsid="002429ac"/>
    </style:style>
    <style:style style:name="T9" style:family="text">
      <style:text-properties officeooo:rsid="00264b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9">Intro</text:span>:</text:p>
      <text:p text:style-name="P8"/>
      <text:p text:style-name="P10">Voici quelques notes faisant office de tutoriel et amenées à évoluer sur la bibliothèque "libvlc" et son utilisation. Les notes sont prises par rapport à l'utilisation en C++ et n'évoque pas l'utilisation sur les bindings des autres langages.</text:p>
      <text:p text:style-name="P7"/>
      <text:p text:style-name="P7">Général:</text:p>
      <text:p text:style-name="P7"/>
      <text:p text:style-name="P9">D'une manière général, le code de la libvlc impose l'utilisation d'un grand nombre de fonctions avec des noms à rallonge, qui servent d'interface avec la bibliothèque. Même la création d'instance de classe se fait via des fonctions et on n'a donc pas à utiliser de méthode d'objet. Malgré tout, pour la déclaration des variables, les types sont donnés.</text:p>
      <text:p text:style-name="P1"/>
      <text:p text:style-name="P1"/>
      <text:p text:style-name="P7">Requis:</text:p>
      <text:p text:style-name="P1"/>
      <text:p text:style-name="P1">Pour utiliser la libvlc, on a besoin d'utiliser le contenu du sdk situé dans le dossier de vlc. Celui-ci fournit dans le dossier include les fichiers d'entête et dans le dossier lib les binaires de la bibliothèque.</text:p>
      <text:p text:style-name="P1"/>
      <text:p text:style-name="P7">Dans le code:</text:p>
      <text:p text:style-name="P1"/>
      <text:p text:style-name="P2">Dans le code, on doit commencer par initialiser une instance de la libvlc en utilisant la fonction "libvlc_new()" qui prend en <text:span text:style-name="T1">paramètre le nombre d'arguments de commande, les commandes sous forme d'une liste de string, et un pointeur de type "libvlc_exception_t" qui sera utilisé par le libvlc pour renvoyer des exceptions. Elle renvoi un pointeur de type "libvlc_instance_t".</text:span></text:p>
      <text:p text:style-name="P2"/>
      <text:p text:style-name="P2"><text:span text:style-name="T1">Pour initialiser une variable de type "libvlc_exception_t", on utilise la fonction "libvlc_exception_init()" qui prend en argument un pointeur de type "libvlc_exception_t". On utilise la fonction "libvlc_exception_raised()" sur notre variable pour verifier si aucune exception n'a était levé après chaque action de la lib. Pour vider la variable au cas où elle contienne une exception, on la passe en argument de la fonction "libvlc_exception_clear()".</text:span></text:p>
      <text:p text:style-name="P1"/>
      <text:p text:style-name="P4"><text:span text:style-name="T1">E</text:span>nsuite, pour jouer des medias, on crée un media player en utilisant la fonction "libvlc_media_player_new()" qui prend en paramêtre notre <text:span text:style-name="T5">pointeur d'</text:span>instance de la libvlc et un pointeur sur notre exception. <text:span text:style-name="T3">Elle renvoi un pointeur de type "libvlc_media_player_t".</text:span></text:p>
      <text:p text:style-name="P4"/>
      <text:p text:style-name="P14"><text:span text:style-name="T3">O</text:span>n peut également créer un media player à partir d'un media existant en utilisant la fonction "libvlc_media_player_new_from_media()" qui prend comme argument un pointeur sur un objet de type "libvlc_media_t".</text:p>
      <text:p text:style-name="P3"/>
      <text:p text:style-name="P6">Si on veut jouer un media, on doit créer un nouveau descripteur de media <text:span text:style-name="T2">en utilisant la fonction "libvlc_media_new()" qui prend en argument l'instance de la libvlc, le chemin du fichier et le pointeur sur l'objet libvlc_exception_t</text:span>. <text:span text:style-name="T3">Elle renvoi un pointeur de type "libvlc_media_t". On peut également utiliser la fonction "libvlc_media_new_location()" si le chemin du media est un chemin réseau. Elle prend en argument notre pointeur d'instance de la libvlc et une chaîne de caractère représentant le chemin réseau. On peut enfin utiliser la fonction "libvlc_media_new_path()" si le chemin du media est un chemin local. Elle prend en argument notre pointeur d'instance de la libvlc et une chaîne de caractère représentant le chemin local. </text:span></text:p>
      <text:p text:style-name="P5"/>
      <text:p text:style-name="P11"><text:span text:style-name="T3">A</text:span>fin d'attribuer le nouveau media au media player, on utilise la fonction "libvlc_media_player_set_media()" qui prend en argument, le pointeur sur le descripteur de media, <text:soft-page-break/>le pointeur sur le mediaplayer et le gestionnaire d'exception. </text:p>
      <text:p text:style-name="P11"/>
      <text:p text:style-name="P12">Pour intégrer le media lu à une fenêtre, la fonction utilisée dépend de la platform, néanmoins, elle a, dans tous les cas besoin de l'identifiant de la fenêtre. </text:p>
      <text:p text:style-name="P12"/>
      <text:p text:style-name="P13">Lorsqu'on a plus besoin d'un objet de la libvlc, on utilise une fonction "release" qui permet de les libérer. Ces fonctions seront utilisées surtout dans les destructeurs de classe d<text:span text:style-name="T4">es</text:span> application<text:span text:style-name="T4">s</text:span> utilisant la bibliothèque. <text:span text:style-name="T4">Pour libérer un media, il y a la fonction "libvlc_media_release()"</text:span> <text:span text:style-name="T4">qui, à priori, peut être utilisé directement après l'intégration du media dans le mediaplayer. Pour libérer le media player, il y a la fonction "libvlc_media_player_release()" qui prend en argument le pointeur de type "libvlc_media_player_t". Enfin, pour libérer l'instance de la libvlc, on utilise la fonction "libvlc_release()" qui prend en argument le pointeur de type "libvlc_instance_t".</text:span></text:p>
      <text:p text:style-name="P13"/>
      <text:p text:style-name="P19">Manipulation du media player:</text:p>
      <text:p text:style-name="P17"/>
      <text:p text:style-name="P23">Comme pour tout le reste de la bibliothèque, le media player se gère via des fonctions au nom à rallonge.</text:p>
      <text:p text:style-name="P23"/>
      <text:p text:style-name="P24">Par exemple nous avons la fonction "libvlc_audio_set_volume()" qui prend en argument le pointeur d'instance de la libvlc, un int représentant la nouvelle valeur du volume audio et le pointeur du gestionnaire d'exception.</text:p>
      <text:p text:style-name="P24"/>
      <text:p text:style-name="P25">On a la fonction permettant de récupérer le media contenu par le media player "libvlc_media_player_get_media()". Elle <text:span text:style-name="T6">renvoi</text:span> un pointeur de type "libvlc_media_t". <text:span text:style-name="T6">Elle prend en argument le pointeur du media player </text:span>et le pointeur d'exception.</text:p>
      <text:p text:style-name="P25"/>
      <text:p text:style-name="P20"><text:span text:style-name="T7">Lecture et arrêt </text:span>du media player:</text:p>
      <text:p text:style-name="P18"/>
      <text:p text:style-name="P26">Pour lancer en lecture le media player, on utilise la fonction "libvlc_media_player_play()" qui prend en argument le pointeur sur le media player <text:span text:style-name="T8">et le pointeur sur l'exception</text:span>.</text:p>
      <text:p text:style-name="P26"/>
      <text:p text:style-name="P27">Pour stopper la lecture, on utilise la fonction "libvlc_media_player_stop()" <text:span text:style-name="T7">qui prend en argument le pointeur sur le media player </text:span>et le pointeur sur l'exception<text:span text:style-name="T7">.</text:span></text:p>
      <text:p text:style-name="P27"/>
      <text:p text:style-name="P21"><text:span text:style-name="T7">Le streaming:</text:span></text:p>
      <text:p text:style-name="P21"/>
      <text:p text:style-name="P15">A VENIR</text:p>
      <text:p text:style-name="P21"/>
      <text:p text:style-name="P22"><text:span text:style-name="T7">Les screenshots:</text:span></text:p>
      <text:p text:style-name="P16"/>
      <text:p text:style-name="P15">A VEN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2S</meta:editing-duration>
    <meta:editing-cycles>26</meta:editing-cycles>
    <meta:generator>LibreOffice/4.1.3.2$Windows_x86 LibreOffice_project/70feb7d99726f064edab4605a8ab840c50ec57a</meta:generator>
    <dc:date>2014-07-29T10:34:05.173000000</dc:date>
    <meta:document-statistic meta:table-count="0" meta:image-count="0" meta:object-count="0" meta:page-count="2" meta:paragraph-count="26" meta:word-count="757" meta:character-count="4972" meta:non-whitespace-character-count="4238"/>
    <meta:user-defined meta:name="Info 1"/>
    <meta:user-defined meta:name="Info 2"/>
    <meta:user-defined meta:name="Info 3"/>
    <meta:user-defined meta:name="Info 4"/>
  </office:meta>
</office:document-meta>
</file>